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4" office:value-type="date" office:date-value="2019-05-16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3" office:value-type="date" office:date-value="2019-05-06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3" office:value-type="date" office:date-value="2019-05-21">
            <text:p>21/05/19</text:p>
          </table:table-cell>
          <table:table-cell table:style-name="ce13" office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4" office:value-type="date" office:date-value="2019-05-22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9" office:value-type="string">
            <text:p>4h</text:p>
          </table:table-cell>
          <table:table-cell table:style-name="ce13" office:value-type="date" office:date-value="2019-05-22">
            <text:p>22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nding logic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h</text:p>
          </table:table-cell>
          <table:table-cell table:style-name="ce14" office:value-type="date" office:date-value="2019-05-23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iscelanious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 h</text:p>
          </table:table-cell>
          <table:table-cell table:style-name="ce14" office:value-type="date" office:date-value="2019-05-23">
            <text:p>23/05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hadows implementation and ripping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:50 h</text:p>
          </table:table-cell>
          <table:table-cell table:style-name="ce13" office:value-type="date" office:date-value="2019-05-27">
            <text:p>27/05/19</text:p>
          </table:table-cell>
          <table:table-cell table:style-name="ce13" office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 creation + misc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3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7">
            <text:p>27/05/19</text:p>
          </table:table-cell>
          <table:table-cell table:style-name="ce6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Grabbed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 h</text:p>
          </table:table-cell>
          <table:table-cell table:style-name="ce6"/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>
            <text:p>Dhalsim animations timer fix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4 h</text:p>
          </table:table-cell>
          <table:table-cell table:style-name="ce6" office:value-type="string">
            <text:p>5 h</text:p>
          </table:table-cell>
          <table:table-cell table:style-name="ce15" office:value-type="date" office:date-value="2019-05-29">
            <text:p>29/05/19</text:p>
          </table:table-cell>
          <table:table-cell table:style-name="ce6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Put grab animation in spritesheet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30 h</text:p>
          </table:table-cell>
          <table:table-cell table:style-name="ce15" office:value-type="date" office:date-value="2019-05-28">
            <text:p>28/05/19</text:p>
          </table:table-cell>
          <table:table-cell table:style-name="ce6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s / Logic / Animation / Misc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5h</text:p>
          </table:table-cell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 table:number-rows-repeated="73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29/05/2019</text:date>, <text:time>18:3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9T18:31:45.64</dc:date>
    <meta:editing-cycles>68</meta:editing-cycles>
    <meta:editing-duration>PT7H28M5S</meta:editing-duration>
    <meta:document-statistic meta:table-count="1" meta:cell-count="662" meta:object-count="0"/>
  </office:meta>
</office:document-meta>
</file>